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cuencia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atriz N = <text:s/>16</text:p>
          </table:table-cell>
          <table:table-cell table:number-columns-repeated="4"/>
          <table:table-cell office:value-type="string" calcext:value-type="string">
            <text:p>Matriz N = <text:s/>512</text:p>
          </table:table-cell>
          <table:table-cell table:number-columns-repeated="2"/>
          <table:table-cell office:value-type="string" calcext:value-type="string">
            <text:p>Matriz N = <text:s/>16</text:p>
          </table:table-cell>
          <table:table-cell table:number-columns-repeated="2"/>
          <table:table-cell office:value-type="string" calcext:value-type="string">
            <text:p>Matriz N = <text:s/>64</text:p>
          </table:table-cell>
          <table:table-cell table:number-columns-repeated="2"/>
          <table:table-cell office:value-type="string" calcext:value-type="string">
            <text:p>Matriz N = <text:s/>256</text:p>
          </table:table-cell>
          <table:table-cell table:number-columns-repeated="2"/>
          <table:table-cell office:value-type="string" calcext:value-type="string">
            <text:p>Matriz N = <text:s/>16</text:p>
          </table:table-cell>
          <table:table-cell table:number-columns-repeated="2"/>
          <table:table-cell office:value-type="string" calcext:value-type="string">
            <text:p>Matriz N = <text:s/>64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forks</text:p>
          </table:table-cell>
          <table:table-cell table:number-columns-repeated="2"/>
          <table:table-cell office:value-type="string" calcext:value-type="string">
            <text:p>Con <text:s/>1 <text:s/>for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5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11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Matriz N = <text:s/>256</text:p>
          </table:table-cell>
          <table:table-cell table:number-columns-repeated="2"/>
          <table:table-cell office:value-type="string" calcext:value-type="string">
            <text:p>Matriz N = <text:s/>512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Con <text:s/>1 <text:s/>forks</text:p>
          </table:table-cell>
          <table:table-cell table:number-columns-repeated="2"/>
          <table:table-cell office:value-type="string" calcext:value-type="string">
            <text:p>Con <text:s/>1 <text:s/>fork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57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56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2"/>
          <table:table-cell office:value-type="string" calcext:value-type="string">
            <text:p>^[[A</text:p>
          </table:table-cell>
          <table:table-cell table:number-columns-repeated="8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6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29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z N = <text:s/>32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4s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forks</text:p>
          </table:table-cell>
          <table:table-cell table:number-columns-repeated="2"/>
          <table:table-cell office:value-type="string" calcext:value-type="string">
            <text:p>Con <text:s/>2 <text:s/>forks</text:p>
          </table:table-cell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435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Con <text:s/>2 <text:s/>forks</text:p>
          </table:table-cell>
          <table:table-cell table:number-columns-repeated="2"/>
          <table:table-cell office:value-type="string" calcext:value-type="string">
            <text:p>Con <text:s/>2 <text:s/>fork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2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4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2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6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2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3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z N = <text:s/>64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3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4 <text:s/>forks</text:p>
          </table:table-cell>
          <table:table-cell table:number-columns-repeated="2"/>
          <table:table-cell office:value-type="string" calcext:value-type="string">
            <text:p>Con <text:s/>4 <text:s/>forks</text:p>
          </table:table-cell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1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Con <text:s/>4 <text:s/>forks</text:p>
          </table:table-cell>
          <table:table-cell table:number-columns-repeated="2"/>
          <table:table-cell office:value-type="string" calcext:value-type="string">
            <text:p>Con <text:s/>4 <text:s/>fork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8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6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12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6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12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5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7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64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8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6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8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7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3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7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14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21"/>
          <table:table-cell office:value-type="string" calcext:value-type="string">
            <text:p>user</text:p>
          </table:table-cell>
          <table:table-cell office:value-type="string" calcext:value-type="string">
            <text:p>0m0.0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484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5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4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z N = <text:s/>128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9s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7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3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Matriz N = <text:s/>32</text:p>
          </table:table-cell>
          <table:table-cell table:number-columns-repeated="2"/>
          <table:table-cell office:value-type="string" calcext:value-type="string">
            <text:p>Matriz N = <text:s/>128</text:p>
          </table:table-cell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Con <text:s/>1 <text:s/>forks</text:p>
          </table:table-cell>
          <table:table-cell table:number-columns-repeated="2"/>
          <table:table-cell office:value-type="string" calcext:value-type="string">
            <text:p>Con <text:s/>1 <text:s/>forks</text:p>
          </table:table-cell>
          <table:table-cell table:number-columns-repeated="2"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229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1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7"/>
          <table:table-cell office:value-type="string" calcext:value-type="string">
            <text:p>user</text:p>
          </table:table-cell>
          <table:table-cell office:value-type="string" calcext:value-type="string">
            <text:p>0m0.0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67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8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Matriz N = <text:s/>102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Con <text:s/>1 <text:s/>forks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76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7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97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9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805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804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66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8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68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79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76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84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80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57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64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5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7.136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7.132s</text:p>
          </table:table-cell>
        </table:table-row>
        <table:table-row table:style-name="ro1">
          <table:table-cell office:value-type="string" calcext:value-type="string">
            <text:p>Matriz N = <text:s/>256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6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24"/>
          <table:table-cell office:value-type="string" calcext:value-type="string">
            <text:p>user</text:p>
          </table:table-cell>
          <table:table-cell office:value-type="string" calcext:value-type="string">
            <text:p>0m6.76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3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7s</text:p>
          </table:table-cell>
          <table:table-cell/>
          <table:table-cell office:value-type="string" calcext:value-type="string">
            <text:p>Con <text:s/>2 <text:s/>forks</text:p>
          </table:table-cell>
          <table:table-cell table:number-columns-repeated="2"/>
          <table:table-cell office:value-type="string" calcext:value-type="string">
            <text:p>Con <text:s/>2 <text:s/>forks</text:p>
          </table:table-cell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8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815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6.81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3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2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Con <text:s/>2 <text:s/>forks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03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8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100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7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33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88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824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3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96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91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2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68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65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64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88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8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88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56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36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9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2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820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89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5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18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9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88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88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051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48s</text:p>
          </table:table-cell>
          <table:table-cell table:number-columns-repeated="15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0.12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17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05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0.89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84s</text:p>
          </table:table-cell>
          <table:table-cell table:number-columns-repeated="10"/>
          <table:table-cell office:value-type="string" calcext:value-type="string">
            <text:p>user</text:p>
          </table:table-cell>
          <table:table-cell office:value-type="string" calcext:value-type="string">
            <text:p>0m6.792s</text:p>
          </table:table-cell>
        </table:table-row>
        <table:table-row table:style-name="ro1">
          <table:table-cell office:value-type="string" calcext:value-type="string">
            <text:p>Matriz N = <text:s/>512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Matriz N = <text:s/>1024</text:p>
          </table:table-cell>
          <table:table-cell table:number-columns-repeated="2"/>
          <table:table-cell office:value-type="string" calcext:value-type="string">
            <text:p>Matriz N = <text:s/>32</text:p>
          </table:table-cell>
          <table:table-cell table:number-columns-repeated="2"/>
          <table:table-cell office:value-type="string" calcext:value-type="string">
            <text:p>Matriz N = <text:s/>128</text:p>
          </table:table-cell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76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 table:number-columns-repeated="24"/>
          <table:table-cell office:value-type="string" calcext:value-type="string">
            <text:p>user</text:p>
          </table:table-cell>
          <table:table-cell office:value-type="string" calcext:value-type="string">
            <text:p>0m6.928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hilos</text:p>
          </table:table-cell>
          <table:table-cell table:number-columns-repeated="2"/>
          <table:table-cell office:value-type="string" calcext:value-type="string">
            <text:p>Con <text:s/>1 <text:s/>hilos</text:p>
          </table:table-cell>
          <table:table-cell table:number-columns-repeated="5"/>
          <table:table-cell office:value-type="string" calcext:value-type="string">
            <text:p>Con <text:s/>4 <text:s/>forks</text:p>
          </table:table-cell>
          <table:table-cell table:number-columns-repeated="2"/>
          <table:table-cell office:value-type="string" calcext:value-type="string">
            <text:p>Con <text:s/>4 <text:s/>forks</text:p>
          </table:table-cell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81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45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1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6.840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502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74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Con <text:s/>4 <text:s/>forks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00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4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25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116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74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76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6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7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6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36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104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76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6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15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076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1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80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45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152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76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6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17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064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75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6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07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048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84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28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18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088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0.43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6.83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3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2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33s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user</text:p>
          </table:table-cell>
          <table:table-cell office:value-type="string" calcext:value-type="string">
            <text:p>0m10.108s</text:p>
          </table:table-cell>
        </table:table-row>
        <table:table-row table:style-name="ro1">
          <table:table-cell office:value-type="string" calcext:value-type="string">
            <text:p>Matriz N = <text:s/>1024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6.77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7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799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4"/>
          <table:table-cell office:value-type="string" calcext:value-type="string">
            <text:p>real</text:p>
          </table:table-cell>
          <table:table-cell office:value-type="string" calcext:value-type="string">
            <text:p>0m3.319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796s</text:p>
          </table:table-cell>
          <table:table-cell table:number-columns-repeated="24"/>
          <table:table-cell office:value-type="string" calcext:value-type="string">
            <text:p>user</text:p>
          </table:table-cell>
          <table:table-cell office:value-type="string" calcext:value-type="string">
            <text:p>0m10.076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hilos</text:p>
          </table:table-cell>
          <table:table-cell table:number-columns-repeated="2"/>
          <table:table-cell office:value-type="string" calcext:value-type="string">
            <text:p>Con <text:s/>2 <text:s/>hilos</text:p>
          </table:table-cell>
          <table:table-cell table:number-columns-repeated="14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793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4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3"/>
          <table:table-cell office:value-type="string" calcext:value-type="string">
            <text:p>real</text:p>
          </table:table-cell>
          <table:table-cell office:value-type="string" calcext:value-type="string">
            <text:p>0m3.333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788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3"/>
          <table:table-cell office:value-type="string" calcext:value-type="string">
            <text:p>user</text:p>
          </table:table-cell>
          <table:table-cell office:value-type="string" calcext:value-type="string">
            <text:p>0m10.092s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897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4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884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884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3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880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0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942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1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940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8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7.105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0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7.108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8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915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39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7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91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6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982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5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984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914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4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912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83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6.862s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string" calcext:value-type="string">
            <text:p>0m3.404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864s</text:p>
          </table:table-cell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0m6.7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3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3.42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8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3 <text:s/>hilos</text:p>
          </table:table-cell>
          <table:table-cell table:number-columns-repeated="2"/>
          <table:table-cell office:value-type="string" calcext:value-type="string">
            <text:p>Con <text:s/>3 <text:s/>hilos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3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2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4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6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5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13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89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2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4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3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3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5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9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2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2.33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6.93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Con <text:s/>8 <text:s/>hilos</text:p>
          </table:table-cell>
          <table:table-cell table:number-columns-repeated="2"/>
          <table:table-cell office:value-type="string" calcext:value-type="string">
            <text:p>Con <text:s/>8 <text:s/>hilos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4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1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7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6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8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2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9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8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6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5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8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8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52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5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Con <text:s/>16 <text:s/>hilos</text:p>
          </table:table-cell>
          <table:table-cell table:number-columns-repeated="2"/>
          <table:table-cell office:value-type="string" calcext:value-type="string">
            <text:p>Con <text:s/>16 <text:s/>hilos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8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6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7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64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67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4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80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7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8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5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8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95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708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16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81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2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786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9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83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4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real</text:p>
          </table:table-cell>
          <table:table-cell office:value-type="string" calcext:value-type="string">
            <text:p>0m1.802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1s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0m0.003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er</text:p>
          </table:table-cell>
          <table:table-cell office:value-type="string" calcext:value-type="string">
            <text:p>0m13.856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2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ys</text:p>
          </table:table-cell>
          <table:table-cell office:value-type="string" calcext:value-type="string">
            <text:p>0m0.02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44:48.087849274</meta:creation-date>
    <dc:date>2016-11-03T11:01:59.501786539</dc:date>
    <meta:editing-duration>PT9M44S</meta:editing-duration>
    <meta:editing-cycles>3</meta:editing-cycles>
    <meta:generator>LibreOffice/4.2.8.2$Linux_X86_64 LibreOffice_project/420m0$Build-2</meta:generator>
    <meta:document-statistic meta:table-count="1" meta:cell-count="3859" meta:object-count="0"/>
  </office:meta>
</office:document-meta>
</file>